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6000000C0BC50041B7E0D7E9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3.073cm" draw:z-index="0"><draw:image xlink:href="Pictures/1000000100000426000000C0BC50041B7E0D7E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0:43:44.613477916</meta:creation-date>
    <dc:date>2023-11-09T17:27:23.664080953</dc:date>
    <meta:editing-duration>PT1M55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